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33.11mm" svg:height="70.81mm" svg:x="73.03mm" svg:y="26.89mm">
            <draw:object draw:notify-on-update-of-ranges="Feuille1.A16:Feuille1.A21 Feuille1.B16:Feuille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est/day1_gaz.j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est/day2_computer.j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st/day3_fuel_management_system.j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st/day4_secure_container.j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est/day5_computer.j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st/day6_universal_orbit_map.j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uter.j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uel_management_system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in.j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in_computer.j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cure_container.j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niversal_orbit_map.j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y1</text:p>
          </table:table-cell>
          <table:table-cell table:formula="of:=[.A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day2</text:p>
          </table:table-cell>
          <table:table-cell table:formula="of:=[.A2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ay3</text:p>
          </table:table-cell>
          <table:table-cell table:formula="of:=[.A3]+[.A10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ay4</text:p>
          </table:table-cell>
          <table:table-cell table:formula="of:=[.A4]+[.A13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ay5</text:p>
          </table:table-cell>
          <table:table-cell table:formula="of:=[.A5]+[.A1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ay6</text:p>
          </table:table-cell>
          <table:table-cell table:formula="of:=+[.A6]+[.A14]" office:value-type="float" office:value="127" calcext:value-type="float">
            <text:p>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2-06T22:30:42.370216710</meta:creation-date>
    <dc:date>2019-12-06T22:46:06.500097726</dc:date>
    <meta:editing-duration>PT5M8S</meta:editing-duration>
    <meta:editing-cycles>1</meta:editing-cycles>
    <meta:document-statistic meta:table-count="1" meta:cell-count="36" meta:object-count="1"/>
    <meta:generator>LibreOffice/6.3.3.2$MacOSX_X86_64 LibreOffice_project/a64200df03143b798afd1ec74a12ab50359878ed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12cm" svg:height="7.082cm" xlink:href=".." xlink:type="simple" chart:class="chart:bar" chart:style-name="ch1">
        <chart:legend chart:legend-position="end" svg:x="10.89cm" svg:y="3.242cm" style:legend-expansion="high" chart:style-name="ch2"/>
        <chart:plot-area chart:style-name="ch3" table:cell-range-address="Feuille1.A16:Feuille1.B21" chart:data-source-has-labels="column" svg:x="0.266cm" svg:y="0.141cm" svg:width="10.358cm" svg:height="6.8cm">
          <chartooo:coordinate-region svg:x="1.112cm" svg:y="0.34cm" svg:width="9.512cm" svg:height="5.954cm"/>
          <chart:axis chart:dimension="x" chart:name="primary-x" chart:style-name="ch4" chartooo:axis-type="auto">
            <chartooo:date-scale/>
            <chart:categories table:cell-range-address="Feuille1.A16:Feuille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6:Feuille1.B2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day1</text:p>
                <draw:g>
                  <svg:desc>Feuille1.A16:Feuille1.A21</svg:desc>
                </draw:g>
              </table:table-cell>
              <table:table-cell office:value-type="float" office:value="59">
                <text:p>59</text:p>
                <draw:g>
                  <svg:desc>Feuille1.B16:Feuille1.B21</svg:desc>
                </draw:g>
              </table:table-cell>
            </table:table-row>
            <table:table-row>
              <table:table-cell office:value-type="string">
                <text:p>day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day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day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day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day6</text:p>
              </table:table-cell>
              <table:table-cell office:value-type="float" office:value="127">
                <text:p>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